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9.35cm" fo:min-width="9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35cm" fo:min-width="5.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25cm" fo:min-width="5.8cm"/>
    </style:style>
    <style:style style:name="gr4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3" xml:id="id1" draw:id="id1" draw:layer="layout" svg:width="9.6cm" svg:height="9.6cm" svg:x="1.6cm" svg:y="3.2cm">
          <text:p text:style-name="P1">Host</text:p>
          <text:p text:style-name="P1">(Рабочая станция)</text:p>
          <text:p text:style-name="P1"/>
          <text:p text:style-name="P2">Eth0: 192.168.127.1/24</text:p>
          <text:p text:style-name="P2">DHCP: 192.168.127.128-254/24</text:p>
          <text:p text:style-name="P2"/>
          <text:p text:style-name="P2">Eth1: 10.20.30.1/24</text:p>
          <text:p text:style-name="P1"/>
          <text:p text:style-name="P2">HTTP-server:</text:p>
          <text:p text:style-name="P2">http://192.168.127.1:8080 </text:p>
          <text:p text:style-name="P2"><text:tab/>/node[1-3].cfg</text:p>
          <text:p text:style-name="P2"><text:tab/>/intel-mpi.tgz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6.3cm" svg:height="3.6cm" svg:x="13.1cm" svg:y="6.2cm">
          <text:p text:style-name="P1">Node2</text:p>
          <text:p text:style-name="P2">Eth0: dynamic IP</text:p>
          <text:p text:style-name="P2">Eth1: 10.20.30.42/24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6.3cm" svg:height="3.5cm" svg:x="13.1cm" svg:y="10cm">
          <text:p text:style-name="P1">Node3</text:p>
          <text:p text:style-name="P2">Eth0: dynamic IP</text:p>
          <text:p text:style-name="P2">Eth1: 10.20.30.43/24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6.3cm" svg:height="3.5cm" svg:x="13.1cm" svg:y="2.5cm">
          <text:p text:style-name="P1">Node1</text:p>
          <text:p text:style-name="P1">nfs-server</text:p>
          <text:p text:style-name="P2">Eth0: dynamic IP</text:p>
          <text:p text:style-name="P2">Eth1: 10.20.30.41/24 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2cm" svg:y1="8cm" svg:x2="13.1cm" svg:y2="11.75cm" draw:start-shape="id1" draw:end-shape="id2" svg:d="M11200 8000h950v3750h950" svg:viewBox="0 0 1901 3751">
          <text:p/>
        </draw:connector>
        <draw:connector draw:style-name="gr4" draw:text-style-name="P1" draw:layer="layout" svg:x1="11.2cm" svg:y1="8cm" svg:x2="13.1cm" svg:y2="8cm" draw:start-shape="id1" draw:start-glue-point="1" draw:end-shape="id3" draw:end-glue-point="3" svg:d="M11200 8000h1900" svg:viewBox="0 0 1901 1">
          <text:p/>
        </draw:connector>
        <draw:connector draw:style-name="gr4" draw:text-style-name="P1" draw:layer="layout" svg:x1="11.2cm" svg:y1="8cm" svg:x2="13.1cm" svg:y2="4.25cm" draw:start-shape="id1" draw:start-glue-point="1" draw:end-shape="id4" svg:d="M11200 8000h950v-3750h950" svg:viewBox="0 0 1901 3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16:29:38.390262399</meta:creation-date>
    <dc:date>2018-01-12T17:20:48.097052183</dc:date>
    <meta:editing-duration>PT45M7S</meta:editing-duration>
    <meta:editing-cycles>7</meta:editing-cycles>
    <meta:generator>LibreOffice/5.1.6.2$Linux_X86_64 LibreOffice_project/10m0$Build-2</meta:generator>
    <meta:document-statistic meta:object-count="7"/>
  </office:meta>
</office:document-meta>
</file>